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4333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style:font-name="Calibri1" officeooo:rsid="00288e46" officeooo:paragraph-rsid="00288e46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a6550" officeooo:paragraph-rsid="002a6550" style:font-size-asian="7pt" style:font-size-complex="7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1" fo:font-size="9pt" fo:language="en" fo:country="US" style:letter-kerning="false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mmortal Blood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8">Angel</text:p>
          </table:table-cell>
          <table:table-cell table:style-name="Table1.A1" office:value-type="string">
            <text:p text:style-name="P24">MS+3</text:p>
          </table:table-cell>
          <table:table-cell table:style-name="Table1.A1" office:value-type="string">
            <text:p text:style-name="P24">PS+3</text:p>
          </table:table-cell>
          <table:table-cell table:style-name="Table1.A1" office:value-type="string">
            <text:p text:style-name="P24">PW+1</text:p>
          </table:table-cell>
          <table:table-cell table:style-name="Table1.A1" office:value-type="string">
            <text:p text:style-name="P24">PS+0</text:p>
          </table:table-cell>
          <table:table-cell table:style-name="Table1.A1" office:value-type="string">
            <text:p text:style-name="P24">CP+3</text:p>
          </table:table-cell>
        </table:table-row>
        <table:table-row table:style-name="Table1.1">
          <table:table-cell table:style-name="Table1.A1" office:value-type="string">
            <text:p text:style-name="P8">Devil</text:p>
          </table:table-cell>
          <table:table-cell table:style-name="Table1.A1" office:value-type="string">
            <text:p text:style-name="P24">PR+2</text:p>
          </table:table-cell>
          <table:table-cell table:style-name="Table1.A1" office:value-type="string">
            <text:p text:style-name="P24">RS+0</text:p>
          </table:table-cell>
          <table:table-cell table:style-name="Table1.A1" office:value-type="string">
            <text:p text:style-name="P24">RW+2</text:p>
          </table:table-cell>
          <table:table-cell table:style-name="Table1.A1" office:value-type="string">
            <text:p text:style-name="P24">RS+3</text:p>
          </table:table-cell>
          <table:table-cell table:style-name="Table1.A1" office:value-type="string">
            <text:p text:style-name="P24">CW+3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Armor of the Righteous</text:p>
          </table:table-cell>
          <table:table-cell table:style-name="Table2.A1" office:value-type="string">
            <text:p text:style-name="P3">Armor, Inher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2576210164" text:style-name="WWNum2">
              <text:list-item>
                <text:p text:style-name="P18">Armor (3/3/3)</text:p>
              </text:list-item>
              <text:list-item>
                <text:p text:style-name="P18">Mental Saves +2</text:p>
              </text:list-item>
            </text:list>
          </table:table-cell>
          <table:table-cell table:style-name="Table2.A1" office:value-type="string">
            <text:list xml:id="list3982610663" text:style-name="WWNum1">
              <text:list-item>
                <text:p text:style-name="P11">Armor / x3 / +0B / 10P</text:p>
              </text:list-item>
              <text:list-item>
                <text:p text:style-name="P11">Resist Pierce (1)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uto Hi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3924345448" text:continue-list="list2576210164" text:style-name="WWNum2">
              <text:list-item>
                <text:p text:style-name="P18">Auto Hit (12)</text:p>
              </text:list-item>
            </text:list>
          </table:table-cell>
          <table:table-cell table:style-name="Table2.A1" office:value-type="string">
            <text:list xml:id="list131913518919741" text:continue-list="list3982610663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void Killing Blow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2568098125" text:continue-numbering="true" text:style-name="WWNum1">
              <text:list-item>
                <text:p text:style-name="P20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131914238788544" text:continue-numbering="true" text:style-name="WWNum1">
              <text:list-item>
                <text:p text:style-name="P13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Blessed Defens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2636619964" text:continue-list="list131913924345448" text:style-name="WWNum2">
              <text:list-item>
                <text:p text:style-name="P18">Base Defense (+2)</text:p>
              </text:list-item>
              <text:list-item>
                <text:p text:style-name="P18">Minimum (10)</text:p>
              </text:list-item>
            </text:list>
          </table:table-cell>
          <table:table-cell table:style-name="Table2.A1" office:value-type="string">
            <text:list xml:id="list131913147206081" text:continue-numbering="true" text:style-name="WWNum2">
              <text:list-item>
                <text:p text:style-name="P12">Defense +2 / x5 / +0B / 2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mmand</text:p>
          </table:table-cell>
          <table:table-cell table:style-name="Table2.A1" office:value-type="string">
            <text:p text:style-name="P3">Attack, Zap, Area, Targe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list xml:id="list131912457813116" text:continue-list="list131914238788544" text:style-name="WWNum1">
              <text:list-item>
                <text:p text:style-name="P20">Follow a simple command (Charisma+2, Power+2)</text:p>
              </text:list-item>
              <text:list-item>
                <text:p text:style-name="P19">Must roll to hit all combatants separately</text:p>
              </text:list-item>
              <text:list-item>
                <text:p text:style-name="P20">Works automatically on non-combatants and lasts the entire scene</text:p>
              </text:list-item>
              <text:list-item>
                <text:p text:style-name="P20">Combatants get an ongoing save as normal</text:p>
              </text:list-item>
              <text:list-item>
                <text:p text:style-name="P19">Radius (3)</text:p>
              </text:list-item>
              <text:list-item>
                <text:p text:style-name="P19">Range (8)</text:p>
              </text:list-item>
            </text:list>
          </table:table-cell>
          <table:table-cell table:style-name="Table2.A1" office:value-type="string">
            <text:list xml:id="list131914330549022" text:continue-numbering="true" text:style-name="WWNum1">
              <text:list-item>
                <text:p text:style-name="P13">Radius +1 / x2 / +1B / 10P</text:p>
              </text:list-item>
              <text:list-item>
                <text:p text:style-name="P16"><text:span text:style-name="T1">Range +</text:span><text:span text:style-name="T2">4</text:span><text:span text:style-name="T1"> / x3 / +0B / </text:span><text:span text:style-name="T2">10</text:span><text:span text:style-name="T1">P</text:span>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urage of the Faithful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31912813223917" text:continue-numbering="true" text:style-name="WWNum1">
              <text:list-item>
                <text:p text:style-name="P19">Allies get Saves (+2)</text:p>
              </text:list-item>
              <text:list-item>
                <text:p text:style-name="P19">You do not get this bonus for yourself</text:p>
              </text:list-item>
            </text:list>
          </table:table-cell>
          <table:table-cell table:style-name="Table2.A1" office:value-type="string">
            <text:list xml:id="list131914240362573" text:continue-numbering="true" text:style-name="WWNum1">
              <text:list-item>
                <text:p text:style-name="P13">Martyr – Allies get Saves +4; you get Saves -2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Aegis</text:p>
          </table:table-cell>
          <table:table-cell table:style-name="Table2.A1" office:value-type="string">
            <text:p text:style-name="P3">Armor, Activa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list xml:id="list131914397888671" text:continue-numbering="true" text:style-name="WWNum1">
              <text:list-item>
                <text:p text:style-name="P19">Armor (2/2/2) (Stacking)</text:p>
              </text:list-item>
            </text:list>
          </table:table-cell>
          <table:table-cell table:style-name="Table2.A1" office:value-type="string">
            <text:list xml:id="list131912619612328" text:continue-numbering="true" text:style-name="WWNum1">
              <text:list-item>
                <text:p text:style-name="P13">Armor / x2 / +1B / 10P</text:p>
              </text:list-item>
              <text:list-item>
                <text:p text:style-name="P13">Burn -1 / x3 / +0B / 10P</text:p>
              </text:list-item>
              <text:list-item>
                <text:p text:style-name="P13">Tower of Grace – Power becomes 2 rad / x1 / +2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Divine Aura</text:p>
          </table:table-cell>
          <table:table-cell table:style-name="Table2.A9" office:value-type="string">
            <text:p text:style-name="P3">Attack, Area, Point-Blank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2</text:p>
          </table:table-cell>
          <table:table-cell table:style-name="Table2.A9" office:value-type="string">
            <text:list xml:id="list131913615678331" text:continue-numbering="true" text:style-name="WWNum1">
              <text:list-item>
                <text:p text:style-name="P20">You exude an aura appropriate to your heritage</text:p>
                <text:list>
                  <text:list-item>
                    <text:p text:style-name="P20">Angelic – Allies get Armor 1/1/1 and Defense +1</text:p>
                  </text:list-item>
                  <text:list-item>
                    <text:p text:style-name="P20">Chaos – Pit Call(2)</text:p>
                  </text:list-item>
                  <text:list-item>
                    <text:p text:style-name="P20">Demonic – Choking (Power, Toughness)</text:p>
                  </text:list-item>
                  <text:list-item>
                    <text:p text:style-name="P20">Devilish – 3d4 Energy Fire Damage</text:p>
                  </text:list-item>
                  <text:list-item>
                    <text:p text:style-name="P20">Nature – Allies get Heal 1d3 and Burn Reduction 1</text:p>
                  </text:list-item>
                  <text:list-item>
                    <text:p text:style-name="P20">Thunderous – 3d4 Energy Electric Damage</text:p>
                  </text:list-item>
                  <text:list-item>
                    <text:p text:style-name="P20">Trickster – Enemies take Saves -2</text:p>
                  </text:list-item>
                </text:list>
              </text:list-item>
              <text:list-item>
                <text:p text:style-name="P20">All attacks are Knock(0)</text:p>
              </text:list-item>
              <text:list-item>
                <text:p text:style-name="P20">Other effects are possible at the GM’s discretion</text:p>
              </text:list-item>
            </text:list>
          </table:table-cell>
          <table:table-cell table:style-name="Table2.A9" office:value-type="string">
            <text:list xml:id="list131913302689911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Presenc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2533310547" text:continue-list="list131913147206081" text:style-name="WWNum2">
              <text:list-item>
                <text:p text:style-name="P18">Charisma (2)</text:p>
              </text:list-item>
              <text:list-item>
                <text:p text:style-name="P18">Enemies who attack you are Smitten (Charisma, Power)</text:p>
              </text:list-item>
            </text:list>
          </table:table-cell>
          <table:table-cell table:style-name="Table2.A1" office:value-type="string">
            <text:list xml:id="list131914549402328" text:continue-list="list131913302689911" text:style-name="WWNum1"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ay on Hands</text:p>
          </table:table-cell>
          <table:table-cell table:style-name="Table2.A1" office:value-type="string">
            <text:p text:style-name="P3">Heal, Half Action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31912778556243" text:continue-list="list131912533310547" text:style-name="WWNum2">
              <text:list-item>
                <text:p text:style-name="P18">Heal (2d6)</text:p>
              </text:list-item>
              <text:list-item>
                <text:p text:style-name="P18">Range (0)</text:p>
              </text:list-item>
            </text:list>
          </table:table-cell>
          <table:table-cell table:style-name="Table2.A1" office:value-type="string">
            <text:list xml:id="list131912816598009" text:continue-list="list131914549402328" text:style-name="WWNum1">
              <text:list-item>
                <text:p text:style-name="P16"><text:span text:style-name="T2">Heal </text:span><text:span text:style-name="T1">Die Step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inea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3474889270" text:continue-list="list131912778556243" text:style-name="WWNum2">
              <text:list-item>
                <text:p text:style-name="P18">You start the game with 2 open super slots</text:p>
              </text:list-item>
            </text:list>
          </table:table-cell>
          <table:table-cell table:style-name="Table2.A1" office:value-type="string">
            <text:list xml:id="list131913359055658" text:continue-list="list131912816598009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taliat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31913619185381" text:continue-list="list131913474889270" text:style-name="WWNum2">
              <text:list-item>
                <text:p text:style-name="P21">When you are hit, spend an energy to gain an <text:soft-page-break/>immediate, free counterattack</text:p>
              </text:list-item>
            </text:list>
          </table:table-cell>
          <table:table-cell table:style-name="Table2.A1" office:value-type="string">
            <text:list xml:id="list131913424180312" text:continue-list="list131913359055658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venant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31914198154172" text:continue-numbering="true" text:style-name="WWNum1">
              <text:list-item>
                <text:p text:style-name="P20">When you are defeated, you may spend 1 energy to keep fighting for one more round</text:p>
              </text:list-item>
              <text:list-item>
                <text:p text:style-name="P20">Each round, you may spend energy to fight on</text:p>
              </text:list-item>
              <text:list-item>
                <text:p text:style-name="P22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31912649007190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mite</text:p>
          </table:table-cell>
          <table:table-cell table:style-name="Table2.A1" office:value-type="string">
            <text:p text:style-name="P3">Attack, Melee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list xml:id="list131912890790315" text:continue-list="list131913619185381" text:style-name="WWNum2">
              <text:list-item>
                <text:p text:style-name="P18">Damage (2d8 + MUS) (Physical, Slash)</text:p>
              </text:list-item>
            </text:list>
          </table:table-cell>
          <table:table-cell table:style-name="Table2.A1" office:value-type="string">
            <text:list xml:id="list131913182543520" text:continue-list="list131912649007190" text:style-name="WWNum1">
              <text:list-item>
                <text:p text:style-name="P13"><text:bookmark-start text:name="_Hlk16959278"/>Accuracy +2 / x2 / +0B / 10P</text:p>
              </text:list-item>
              <text:list-item>
                <text:p text:style-name="P13">Burn -1 / x3 / +0B / 10P</text:p>
              </text:list-item>
              <text:list-item>
                <text:p text:style-name="P16"><text:span text:style-name="T1">Dmg Die / x3 / +1B / </text:span><text:span text:style-name="T2">2</text:span><text:span text:style-name="T1">0P</text:span></text:p>
              </text:list-item>
              <text:list-item>
                <text:p text:style-name="P16"><text:span text:style-name="T1">Dmg Die / x3 / -2A / </text:span><text:span text:style-name="T2">2</text:span><text:span text:style-name="T1">0P</text:span></text:p>
              </text:list-item>
              <text:list-item>
                <text:p text:style-name="P13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trong Jaw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31913799380242" text:continue-list="list131912890790315" text:style-name="WWNum2">
              <text:list-item>
                <text:p text:style-name="P21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31912711041935" text:continue-list="list131913182543520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Tank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31914099367110" text:continue-numbering="true" text:style-name="WWNum1">
              <text:list-item>
                <text:p text:style-name="P19">Hit Points (4)</text:p>
              </text:list-item>
            </text:list>
          </table:table-cell>
          <table:table-cell table:style-name="Table2.A1" office:value-type="string">
            <text:list xml:id="list131913363624696" text:continue-numbering="true" text:style-name="WWNum1">
              <text:list-item>
                <text:p text:style-name="P11">Hits +4 / x3 / +0B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Wings</text:p>
          </table:table-cell>
          <table:table-cell table:style-name="Table2.A9" office:value-type="string">
            <text:p text:style-name="P3">Movement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1</text:p>
          </table:table-cell>
          <table:table-cell table:style-name="Table2.A9" office:value-type="string">
            <text:list xml:id="list131913631584502" text:continue-numbering="true" text:style-name="WWNum1">
              <text:list-item>
                <text:p text:style-name="P19">Fly (12)</text:p>
              </text:list-item>
              <text:list-item>
                <text:p text:style-name="P19">Defense (1)</text:p>
              </text:list-item>
            </text:list>
          </table:table-cell>
          <table:table-cell table:style-name="Table2.A9" office:value-type="string">
            <text:list xml:id="list131914322005305" text:continue-numbering="true" text:style-name="WWNum1">
              <text:list-item>
                <text:p text:style-name="P13">Burn -1 / x3 / +0B / 10P</text:p>
              </text:list-item>
              <text:list-item>
                <text:p text:style-name="P13">Move / x3 / +1B / 10P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9</meta:editing-cycles>
    <meta:creation-date>2022-06-06T19:36:00</meta:creation-date>
    <dc:date>2023-01-21T13:19:12.285000000</dc:date>
    <meta:editing-duration>PT5H51M2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1" meta:word-count="646" meta:character-count="2794" meta:non-whitespace-character-count="2365"/>
    <meta:user-defined meta:name="AppVersion">16.0000</meta:user-defined>
    <meta:template xlink:type="simple" xlink:actuate="onRequest" xlink:title="Normal.dotm" xlink:href=""/>
  </office:meta>
</office:document-meta>
</file>